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M Mono 1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 Mono 1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M Mono 10"/>
    </style:style>
    <style:style style:name="ce4" style:family="table-cell" style:parent-style-name="Default">
      <style:table-cell-properties fo:border-bottom="none" fo:border-left="0.99pt groove #000000" fo:border-right="none" fo:border-top="none"/>
      <style:text-properties style:font-name="LM Mono 10"/>
    </style:style>
    <style:style style:name="ce5" style:family="table-cell" style:parent-style-name="Default" style:data-style-name="N122">
      <style:table-cell-properties fo:border-bottom="none" fo:border-left="0.99pt groove #000000" fo:border-right="none" fo:border-top="none"/>
      <style:text-properties style:font-name="LM Mono 10"/>
    </style:style>
    <style:style style:name="ce6" style:family="table-cell" style:parent-style-name="Default" style:data-style-name="N61">
      <style:text-properties style:font-name="LM Mono 10"/>
    </style:style>
    <style:style style:name="ce7" style:family="table-cell" style:parent-style-name="Default" style:data-style-name="N61">
      <style:table-cell-properties fo:border-bottom="none" fo:border-left="0.99pt groove #000000" fo:border-right="none" fo:border-top="none"/>
      <style:text-properties style:font-name="LM Mono 10"/>
    </style:style>
  </office:automatic-styles>
  <office:body>
    <office:spreadsheet>
      <table:calculation-settings table:automatic-find-labels="false" table:use-regular-expressions="false" table:use-wildcards="true"/>
      <table:table table:name="Diag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AGONAL QiPRNG</text:p>
          </table:table-cell>
          <table:table-cell office:value-type="string" calcext:value-type="string">
            <text:p>N = 1e3</text:p>
          </table:table-cell>
          <table:table-cell/>
          <table:table-cell office:value-type="string" calcext:value-type="string">
            <text:p>N = 1e4</text:p>
          </table:table-cell>
          <table:table-cell/>
          <table:table-cell office:value-type="string" calcext:value-type="string">
            <text:p>N = 1e5</text:p>
          </table:table-cell>
          <table:table-cell/>
          <table:table-cell office:value-type="string" calcext:value-type="string">
            <text:p>N = 1e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obit_test</text:p>
          </table:table-cell>
          <table:table-cell table:style-name="ce5" office:value-type="float" office:value="0.433848065766439" calcext:value-type="float">
            <text:p>0.433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15529973376772" calcext:value-type="float">
            <text:p>0.915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72567104188987" calcext:value-type="float">
            <text:p>0.172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0303479239747376" calcext:value-type="float">
            <text:p>0.0030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quency_within_block_test</text:p>
          </table:table-cell>
          <table:table-cell table:style-name="ce5" office:value-type="float" office:value="0.875498331168131" calcext:value-type="float">
            <text:p>0.875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49977898984519" calcext:value-type="float">
            <text:p>0.55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32824726954341" calcext:value-type="float">
            <text:p>0.332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37826515711267" calcext:value-type="float">
            <text:p>0.1378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ns_test</text:p>
          </table:table-cell>
          <table:table-cell table:style-name="ce5" office:value-type="float" office:value="0.260602561865978" calcext:value-type="float">
            <text:p>0.260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761115561401368" calcext:value-type="float">
            <text:p>0.761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37743261078774" calcext:value-type="float">
            <text:p>0.937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69117136307388" calcext:value-type="float">
            <text:p>0.1691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ngest_run_ones_in_a_block_test</text:p>
          </table:table-cell>
          <table:table-cell table:style-name="ce5" office:value-type="float" office:value="0.672701078791176" calcext:value-type="float">
            <text:p>0.672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72701078791176" calcext:value-type="float">
            <text:p>0.672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51766343204438" calcext:value-type="float">
            <text:p>0.551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51766343204438" calcext:value-type="float">
            <text:p>0.5518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ary_matrix_rank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986458755406341" calcext:value-type="float">
            <text:p>0.986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32444692099792" calcext:value-type="float">
            <text:p>0.632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775922837547289" calcext:value-type="float">
            <text:p>0.7759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t_test</text:p>
          </table:table-cell>
          <table:table-cell table:style-name="ce5" office:value-type="float" office:value="0.100680110727014" calcext:value-type="float">
            <text:p>0.100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63645822380336" calcext:value-type="float">
            <text:p>0.363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4.77901334321943E-03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_overlapping_template_matching_test</text:p>
          </table:table-cell>
          <table:table-cell table:style-name="ce5" office:value-type="float" office:value="0.999924683501715" calcext:value-type="float">
            <text:p>0.999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99999997379616" calcext:value-type="float">
            <text:p>1.00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99999669324935" calcext:value-type="float">
            <text:p>1.00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99993519049569" calcext:value-type="float">
            <text:p>1.0000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verlapping_template_matching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538825303985531" calcext:value-type="float">
            <text:p>0.5388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urers_universal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871747214062231" calcext:value-type="float">
            <text:p>0.871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94290766267527" calcext:value-type="float">
            <text:p>0.0943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near_complexity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790413007586328" calcext:value-type="float">
            <text:p>0.7904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ial_test</text:p>
          </table:table-cell>
          <table:table-cell table:style-name="ce5" office:value-type="float" office:value="0.224914573246638" calcext:value-type="float">
            <text:p>0.224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725735391467466" calcext:value-type="float">
            <text:p>0.725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69640505163798" calcext:value-type="float">
            <text:p>0.269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0485744371602499" calcext:value-type="float">
            <text:p>0.0049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proximate_entropy_test</text:p>
          </table:table-cell>
          <table:table-cell table:style-name="ce5" office:value-type="float" office:value="0.225375803655223" calcext:value-type="float">
            <text:p>0.225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829591012508555" calcext:value-type="float">
            <text:p>0.829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69308695962971" calcext:value-type="float">
            <text:p>0.269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0500899716203976" calcext:value-type="float">
            <text:p>0.0050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ulative_sums_test</text:p>
          </table:table-cell>
          <table:table-cell table:style-name="ce5" office:value-type="float" office:value="0.462497675562858" calcext:value-type="float">
            <text:p>0.462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58039368030834" calcext:value-type="float">
            <text:p>0.658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91923063310695" calcext:value-type="float">
            <text:p>0.191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0493785099552468" calcext:value-type="float">
            <text:p>0.0049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_excursion_test</text:p>
          </table:table-cell>
          <table:table-cell table:style-name="ce5" office:value-type="float" office:value="0.118455118775203" calcext:value-type="float">
            <text:p>0.118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337819917241" calcext:value-type="float">
            <text:p>0.233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2740234531055" calcext:value-type="float">
            <text:p>0.127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2740234531055" calcext:value-type="float">
            <text:p>0.1274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_excursion_variant_test</text:p>
          </table:table-cell>
          <table:table-cell table:style-name="ce5" office:value-type="float" office:value="0.0314150553169507" calcext:value-type="float">
            <text:p>0.031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70529732741087" calcext:value-type="float">
            <text:p>0.170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41573801168828" calcext:value-type="float">
            <text:p>0.141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41573801168828" calcext:value-type="float">
            <text:p>0.1416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"/>
          <table:table-cell table:style-name="ce6"/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diag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RIDIAGONAL QiPRNG</text:p>
          </table:table-cell>
          <table:table-cell office:value-type="string" calcext:value-type="string">
            <text:p>N = 1e3</text:p>
          </table:table-cell>
          <table:table-cell/>
          <table:table-cell office:value-type="string" calcext:value-type="string">
            <text:p>N = 1e4</text:p>
          </table:table-cell>
          <table:table-cell/>
          <table:table-cell office:value-type="string" calcext:value-type="string">
            <text:p>N = 1e5</text:p>
          </table:table-cell>
          <table:table-cell/>
          <table:table-cell office:value-type="string" calcext:value-type="string">
            <text:p>N = 1e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obit_test</text:p>
          </table:table-cell>
          <table:table-cell table:style-name="ce5" office:value-type="float" office:value="0.560985940985471" calcext:value-type="float">
            <text:p>0.561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832003016185214" calcext:value-type="float">
            <text:p>0.0832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76809652509938" calcext:value-type="float">
            <text:p>0.976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890889534380783" calcext:value-type="float">
            <text:p>0.8909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quency_within_block_test</text:p>
          </table:table-cell>
          <table:table-cell table:style-name="ce5" office:value-type="float" office:value="0.259544254234769" calcext:value-type="float">
            <text:p>0.259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19005352187896" calcext:value-type="float">
            <text:p>0.919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792684775804308" calcext:value-type="float">
            <text:p>0.079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174318551630258" calcext:value-type="float">
            <text:p>0.0174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ns_test</text:p>
          </table:table-cell>
          <table:table-cell table:style-name="ce5" office:value-type="float" office:value="0.305431320146918" calcext:value-type="float">
            <text:p>0.305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63523962859444" calcext:value-type="float">
            <text:p>0.363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896810904895894" calcext:value-type="float">
            <text:p>0.896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49231040706689" calcext:value-type="float">
            <text:p>0.5492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ngest_run_ones_in_a_block_test</text:p>
          </table:table-cell>
          <table:table-cell table:style-name="ce5" office:value-type="float" office:value="0.461611298215729" calcext:value-type="float">
            <text:p>0.461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461611298215729" calcext:value-type="float">
            <text:p>0.461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20138562135436" calcext:value-type="float">
            <text:p>0.320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20138562135436" calcext:value-type="float">
            <text:p>0.3201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ary_matrix_rank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818999180487191" calcext:value-type="float">
            <text:p>0.819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900742753727736" calcext:value-type="float">
            <text:p>0.090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17319863937345" calcext:value-type="float">
            <text:p>0.5173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t_test</text:p>
          </table:table-cell>
          <table:table-cell table:style-name="ce5" office:value-type="float" office:value="0.91828216102747" calcext:value-type="float">
            <text:p>0.918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871131491597158" calcext:value-type="float">
            <text:p>0.871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829412239048563" calcext:value-type="float">
            <text:p>0.829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50598152904885" calcext:value-type="float">
            <text:p>0.5060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_overlapping_template_matching_test</text:p>
          </table:table-cell>
          <table:table-cell table:style-name="ce5" office:value-type="float" office:value="0.987058385096971" calcext:value-type="float">
            <text:p>0.987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1.00000000036017" calcext:value-type="float">
            <text:p>1.00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1.00000787438374" calcext:value-type="float">
            <text:p>1.00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1.00001349560501" calcext:value-type="float">
            <text:p>1.0000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verlapping_template_matching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951493273892235" calcext:value-type="float">
            <text:p>0.9515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urers_universal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428120197970267" calcext:value-type="float">
            <text:p>0.428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2297795910611" calcext:value-type="float">
            <text:p>0.9230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near_complexity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539373481497886" calcext:value-type="float">
            <text:p>0.5394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ial_test</text:p>
          </table:table-cell>
          <table:table-cell table:style-name="ce5" office:value-type="float" office:value="0.399281375643041" calcext:value-type="float">
            <text:p>0.399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72753868357894" calcext:value-type="float">
            <text:p>0.672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53798095183521" calcext:value-type="float">
            <text:p>0.253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362977863451813" calcext:value-type="float">
            <text:p>0.0363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proximate_entropy_test</text:p>
          </table:table-cell>
          <table:table-cell table:style-name="ce5" office:value-type="float" office:value="0.581104215768706" calcext:value-type="float">
            <text:p>0.581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75481334255835" calcext:value-type="float">
            <text:p>0.675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87906374134238" calcext:value-type="float">
            <text:p>0.387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21427567505366" calcext:value-type="float">
            <text:p>0.1214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ulative_sums_test</text:p>
          </table:table-cell>
          <table:table-cell table:style-name="ce5" office:value-type="float" office:value="0.262408922231156" calcext:value-type="float">
            <text:p>0.262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85558073850657" calcext:value-type="float">
            <text:p>0.085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499703074577587" calcext:value-type="float">
            <text:p>0.4997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42286921264629" calcext:value-type="float">
            <text:p>0.2423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_excursion_test</text:p>
          </table:table-cell>
          <table:table-cell table:style-name="ce5" office:value-type="float" office:value="0.12388591458287" calcext:value-type="float">
            <text:p>0.123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2388591458287" calcext:value-type="float">
            <text:p>0.123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236333221628044" calcext:value-type="float">
            <text:p>0.023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429894642587609" calcext:value-type="float">
            <text:p>0.0430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_excursion_variant_test</text:p>
          </table:table-cell>
          <table:table-cell table:style-name="ce5" office:value-type="float" office:value="0.137622085798815" calcext:value-type="float">
            <text:p>0.137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37622085798815" calcext:value-type="float">
            <text:p>0.1376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387413165902139" calcext:value-type="float">
            <text:p>0.387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488109671813357" calcext:value-type="float">
            <text:p>0.4881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se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ENSE QiPRNG</text:p>
          </table:table-cell>
          <table:table-cell office:value-type="string" calcext:value-type="string">
            <text:p>N = 1e3</text:p>
          </table:table-cell>
          <table:table-cell/>
          <table:table-cell office:value-type="string" calcext:value-type="string">
            <text:p>N = 1e4</text:p>
          </table:table-cell>
          <table:table-cell/>
          <table:table-cell office:value-type="string" calcext:value-type="string">
            <text:p>N = 1e5</text:p>
          </table:table-cell>
          <table:table-cell/>
          <table:table-cell office:value-type="string" calcext:value-type="string">
            <text:p>N = 1e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 value</text:p>
          </table:table-cell>
          <table:table-cell office:value-type="string" calcext:value-type="string">
            <text:p>Resul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obit_test</text:p>
          </table:table-cell>
          <table:table-cell table:style-name="ce5" office:value-type="float" office:value="0.011512118609139" calcext:value-type="float">
            <text:p>0.011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771882199020197" calcext:value-type="float">
            <text:p>0.771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string" calcext:value-type="string">
            <text:p>Ones:</text:p>
          </table:table-cell>
          <table:table-cell table:style-name="ce2" office:value-type="float" office:value="47271" calcext:value-type="float">
            <text:p>472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quency_within_block_test</text:p>
          </table:table-cell>
          <table:table-cell table:style-name="ce5" office:value-type="float" office:value="0.822174494919071" calcext:value-type="float">
            <text:p>0.8222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425374632797384" calcext:value-type="float">
            <text:p>0.425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string" calcext:value-type="string">
            <text:p>Zeros:</text:p>
          </table:table-cell>
          <table:table-cell office:value-type="float" office:value="7952729" calcext:value-type="float">
            <text:p>79527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ns_test</text:p>
          </table:table-cell>
          <table:table-cell table:style-name="ce5" office:value-type="float" office:value="0.499257520987671" calcext:value-type="float">
            <text:p>0.499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470938732271159" calcext:value-type="float">
            <text:p>0.470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ngest_run_ones_in_a_block_test</text:p>
          </table:table-cell>
          <table:table-cell table:style-name="ce5" office:value-type="float" office:value="0.653941129673152" calcext:value-type="float">
            <text:p>0.653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653941129673152" calcext:value-type="float">
            <text:p>0.653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2.11484649330108E-127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nary_matrix_rank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163824181384643" calcext:value-type="float">
            <text:p>0.163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ft_test</text:p>
          </table:table-cell>
          <table:table-cell table:style-name="ce5" office:value-type="float" office:value="0.355808941313978" calcext:value-type="float">
            <text:p>0.3558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212482443879279" calcext:value-type="float">
            <text:p>0.0212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_overlapping_template_matching_test</text:p>
          </table:table-cell>
          <table:table-cell table:style-name="ce5" office:value-type="float" office:value="0.999928864981295" calcext:value-type="float">
            <text:p>0.999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999999999851742" calcext:value-type="float">
            <text:p>1.000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00000045597563072651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verlapping_template_matching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urers_universal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near_complexity_test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rial_test</text:p>
          </table:table-cell>
          <table:table-cell table:style-name="ce5" office:value-type="float" office:value="0.343985945594693" calcext:value-type="float">
            <text:p>0.344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831484924567248" calcext:value-type="float">
            <text:p>0.083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proximate_entropy_test</text:p>
          </table:table-cell>
          <table:table-cell table:style-name="ce5" office:value-type="float" office:value="0.33786933697811" calcext:value-type="float">
            <text:p>0.337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37271673964734" calcext:value-type="float">
            <text:p>0.1373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ulative_sums_test</text:p>
          </table:table-cell>
          <table:table-cell table:style-name="ce5" office:value-type="float" office:value="0.00871675927883797" calcext:value-type="float">
            <text:p>0.0087</text:p>
          </table:table-cell>
          <table:table-cell table:style-name="ce2" office:value-type="string" calcext:value-type="string">
            <text:p>FAIL</text:p>
          </table:table-cell>
          <table:table-cell table:style-name="ce5" office:value-type="float" office:value="0.625483977030056" calcext:value-type="float">
            <text:p>0.6255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" calcext:value-type="float">
            <text:p>0.0000</text:p>
          </table:table-cell>
          <table:table-cell table:style-name="ce2" office:value-type="string" calcext:value-type="string">
            <text:p>FAIL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_excursion_test</text:p>
          </table:table-cell>
          <table:table-cell table:style-name="ce5" office:value-type="float" office:value="0.0883650663917727" calcext:value-type="float">
            <text:p>0.0884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34940792704077" calcext:value-type="float">
            <text:p>0.2349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207781180453776" calcext:value-type="float">
            <text:p>0.2078</text:p>
          </table:table-cell>
          <table:table-cell office:value-type="string" calcext:value-type="string">
            <text:p>PASS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dom_excursion_variant_test</text:p>
          </table:table-cell>
          <table:table-cell table:style-name="ce5" office:value-type="float" office:value="0.158083167168308" calcext:value-type="float">
            <text:p>0.1581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0989845290569415" calcext:value-type="float">
            <text:p>0.0990</text:p>
          </table:table-cell>
          <table:table-cell office:value-type="string" calcext:value-type="string">
            <text:p>PASS</text:p>
          </table:table-cell>
          <table:table-cell table:style-name="ce5" office:value-type="float" office:value="0.131483326698288" calcext:value-type="float">
            <text:p>0.1315</text:p>
          </table:table-cell>
          <table:table-cell office:value-type="string" calcext:value-type="string">
            <text:p>PASS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3:56:58.032143180</meta:creation-date>
    <dc:date>2021-03-12T08:32:16.631357336</dc:date>
    <meta:editing-duration>PT18H14M53S</meta:editing-duration>
    <meta:editing-cycles>8</meta:editing-cycles>
    <meta:generator>LibreOffice/6.4.6.2$Linux_X86_64 LibreOffice_project/40$Build-2</meta:generator>
    <meta:document-statistic meta:table-count="3" meta:cell-count="421" meta:object-count="0"/>
  </office:meta>
</office:document-meta>
</file>